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09b9ef" officeooo:paragraph-rsid="0009b9ef"/>
    </style:style>
    <style:style style:name="P2" style:family="paragraph" style:parent-style-name="Footnote">
      <style:text-properties officeooo:paragraph-rsid="0009b9ef"/>
    </style:style>
    <style:style style:name="P3" style:family="paragraph" style:parent-style-name="Endnote">
      <style:text-properties officeooo:rsid="0009b9ef" officeooo:paragraph-rsid="0009b9ef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9b9ef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T1">Le</text:span> dormeur<text:note text:id="ftn0" text:note-class="footnote"><text:note-citation>1</text:note-citation><text:note-body><text:p text:style-name="P1">Note <text:span text:style-name="T2">dormeur</text:span></text:p></text:note-body></text:note> du <text:span text:style-name="T3">val</text:span></text:h>
      <text:p text:style-name="Text_20_body">C'est un trou de verdure où chante une rivière,<text:line-break/>Accrochant follement aux herbes des haillons<text:line-break/>D'argent ; où le soleil, de la <text:span text:style-name="T3">montagne</text:span><text:note text:id="ftn1" text:note-class="footnote"><text:note-citation>2</text:note-citation><text:note-body><text:p text:style-name="P2"><text:span text:style-name="T4">Note next </text:span><text:a xlink:type="simple" xlink:href="https://test.example.com/" text:style-name="Internet_20_link" text:visited-style-name="Visited_20_Internet_20_Link"><text:span text:style-name="T4">remote link</text:span></text:a></text:p></text:note-body></text:note> <text:span text:style-name="T5">fière</text:span>,<text:line-break/>Luit : c'est un petit val qui mousse de rayons.<text:line-break/><text:line-break/>Un soldat jeune, bouche ouverte, tête nue,<text:line-break/>Et la nuque baignant dans le frais cresson bleu,<text:line-break/>Dort ; il est étendu dans l'herbe, sous la nue,<text:line-break/>Pâle dans son lit vert où la lumière pleut.<text:line-break/><text:line-break/>Les pieds dans les glaïeuls, il dort. Souriant<text:note text:id="ftn2" text:note-class="endnote"><text:note-citation>i</text:note-citation><text:note-body><text:p text:style-name="P3">End note</text:p></text:note-body></text:note> comme<text:line-break/>Sourirait un enfant malade, il fait un somme :<text:line-break/>Nature, berce-le chaudement : il a froid.<text:line-break/><text:line-break/>Les parfums ne font pas frissonner sa narine ;<text:line-break/>Il dort dans le soleil, la main sur sa poitrine,<text:line-break/>Tranquille. Il a deux trous rouges au côté droit.</text:p>
      <text:p text:style-name="Standard"/>
      <text:p text:style-name="Standard"/>
      <text:p text:style-name="Standard"><office:annotation office:name="__Annotation__830_3879296955" loext:resolved="false"><dc:creator>Auteur inconnu</dc:creator><dc:date>2024-11-27T18:42:34.403636470</dc:date><text:p text:style-name="Comment">Second comment</text:p></office:annotation>Arthur Rimbaud<office:annotation-end office:name="__Annotation__830_3879296955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DejaVu Sans" svg:font-family="'DejaVu Sans'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fr" fo:country="FR" style:letter-kerning="true" style:font-name-asian="Arial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fo:font-size="14pt" style:font-name-asian="Arial" style:font-family-asian="Arial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ans" fo:font-family="'DejaVu Sans'"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size-asian="12pt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" style:font-family-asian="Arial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7:58.884275</meta:creation-date>
    <dc:date>2024-11-30T13:57:59.884275</dc:date>
    <meta:editing-duration>PT00H00M01S</meta:editing-duration>
    <meta:editing-cycles>1</meta:editing-cycles>
    <meta:generator>odfdo 3.12.0</meta:generator>
    <dc:description>par Arthur Rimbaud</dc:description>
    <dc:title>Le dormeur du val</dc:title>
    <meta:document-statistic meta:table-count="0" meta:image-count="0" meta:object-count="0" meta:page-count="2" meta:paragraph-count="6" meta:word-count="136" meta:character-count="737" meta:non-whitespace-character-count="604"/>
  </office:meta>
</office:document-meta>
</file>